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800000325A0D6EC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6.4996in" svg:height="3.6559in" svg:x="0in" svg:y="0in">
        <draw:image xlink:href="Pictures/100000000000059800000325A0D6ECC7.png" xlink:type="simple" xlink:show="embed" xlink:actuate="onLoad">
          <text:p/>
        </draw:image>
      </draw:frame>
      <text:p text:style-name="P1"><draw:frame draw:style-name="fr1" text:anchor-type="char" svg:x="0in" svg:y="0in" svg:width="6.4992in" svg:height="3.6555in" draw:z-index="1"><draw:image xlink:href="Pictures/100000000000059800000325A0D6ECC7.png" xlink:type="simple" xlink:show="embed" xlink:actuate="onLoad"/><draw:contour-polygon svg:width="6.474in" svg:height="3.6484in" svg:viewBox="0 0 16444 9267" draw:points="13,0 13,9267 16457,9267 16457,0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ger Singh</meta:initial-creator>
    <dc:creator>Roger Singh</dc:creator>
    <meta:editing-cycles>1</meta:editing-cycles>
    <meta:creation-date>2018-11-18T13:08:00</meta:creation-date>
    <dc:date>2018-11-18T13:08:00</dc:date>
    <meta:editing-duration>P0D</meta:editing-duration>
    <meta:generator>OpenOffice/4.1.5$Win32 OpenOffice.org_project/415m1$Build-9789</meta:generator>
    <meta:document-statistic meta:table-count="0" meta:image-count="1" meta:object-count="0" meta:page-count="1" meta:paragraph-count="0" meta:word-count="0" meta: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